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3" table:style-name="ta1">
        <table:shapes>
          <draw:frame draw:z-index="0" draw:style-name="gr1" draw:text-style-name="P1" svg:width="40.326cm" svg:height="17.319cm" svg:x="2.257cm" svg:y="0.106cm">
            <draw:object draw:notify-on-update-of-ranges="'3'.B1:'3'.B100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18" calcext:value-type="float">
            <text:p>33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64" calcext:value-type="float">
            <text:p>37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09" calcext:value-type="float">
            <text:p>29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1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1T16:42:38.058000000</dc:date>
    <meta:editing-duration>PT21S</meta:editing-duration>
    <meta:editing-cycles>1</meta:editing-cycles>
    <meta:document-statistic meta:table-count="1" meta:cell-count="2018" meta:object-count="1"/>
    <meta:generator>LibreOffice/4.3.3.2$Windows_x86 LibreOffice_project/9bb7eadab57b6755b1265afa86e04bf45fbfc64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327cm" svg:height="17.32cm" xlink:href=".." xlink:type="simple" chart:class="chart:bar" chart:style-name="ch1">
        <chart:legend chart:legend-position="end" svg:x="37.932cm" svg:y="8.361cm" style:legend-expansion="high" chart:style-name="ch2"/>
        <chart:plot-area chart:style-name="ch3" table:cell-range-address="'3'.B1:'3'.B1009" svg:x="0.806cm" svg:y="0.346cm" svg:width="36.32cm" svg:height="16.628cm">
          <chartooo:coordinate-region svg:x="1.798cm" svg:y="0.545cm" svg:width="35.205cm" svg:height="15.3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'.B1:'3'.B1009" chart:class="chart:bar">
            <chart:data-point chart:repeated="10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3'.B1:'3'.B10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18">
                <text:p>33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64">
                <text:p>37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78">
                <text:p>21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Windows_x86 LibreOffice_project/9bb7eadab57b6755b1265afa86e04bf45fbfc64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